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1.6811in"/>
    </style:style>
    <style:style style:name="co11" style:family="table-column">
      <style:table-column-properties fo:break-before="auto" style:column-width="2.889in"/>
    </style:style>
    <style:style style:name="co7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535in"/>
    </style:style>
    <style:style style:name="co5" style:family="table-column">
      <style:table-column-properties fo:break-before="auto" style:column-width="2.8591in"/>
    </style:style>
    <style:style style:name="co6" style:family="table-column">
      <style:table-column-properties fo:break-before="auto" style:column-width="1.0134in"/>
    </style:style>
    <style:style style:name="co8" style:family="table-column">
      <style:table-column-properties fo:break-before="auto" style:column-width="5.5752in"/>
    </style:style>
    <style:style style:name="co9" style:family="table-column">
      <style:table-column-properties fo:break-before="auto" style:column-width="0.5846in"/>
    </style:style>
    <style:style style:name="co12" style:family="table-column">
      <style:table-column-properties fo:break-before="auto" style:column-width="3.3874in"/>
    </style:style>
    <style:style style:name="co13" style:family="table-column">
      <style:table-column-properties fo:break-before="auto" style:column-width="1.2862in"/>
    </style:style>
    <style:style style:name="co14" style:family="table-column">
      <style:table-column-properties fo:break-before="auto" style:column-width="2.1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4"/>
        <table:table-column table:style-name="co9" table:default-cell-style-name="ce4"/>
        <table:table-column table:style-name="co12" table:default-cell-style-name="ce6"/>
        <table:table-column table:style-name="co7" table:number-columns-repeated="2" table:default-cell-style-name="ce6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2" table:default-cell-style-name="ce6"/>
        <table:table-column table:style-name="co7" table:number-columns-repeated="1011" table:default-cell-style-name="Default"/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cd10_disease_level1</text:p>
          </table:table-cell>
          <table:table-cell table:style-name="ce4" office:value-type="string" calcext:value-type="string">
            <text:p>icd10_code_level1</text:p>
          </table:table-cell>
          <table:table-cell office:value-type="string" calcext:value-type="string">
            <text:p>trait</text:p>
          </table:table-cell>
          <table:table-cell/>
          <table:table-cell table:style-name="ce4" office:value-type="string" calcext:value-type="string">
            <text:p>icd10_disease_level1</text:p>
          </table:table-cell>
          <table:table-cell table:style-name="ce4" office:value-type="string" calcext:value-type="string">
            <text:p>icd10_code_level1</text:p>
          </table:table-cell>
          <table:table-cell office:value-type="string" calcext:value-type="string">
            <text:p>count</text:p>
          </table:table-cell>
          <table:table-cell table:style-name="ce4" office:value-type="string" calcext:value-type="string">
            <text:p>icd10_disease_level2</text:p>
          </table:table-cell>
          <table:table-cell table:style-name="ce4" office:value-type="string" calcext:value-type="string">
            <text:p>icd10_code_level2</text:p>
          </table:table-cell>
          <table:table-cell office:value-type="string" calcext:value-type="string">
            <text:p>class3</text:p>
          </table:table-cell>
          <table:table-cell table:style-name="ce4" office:value-type="string" calcext:value-type="string">
            <text:p>class_pleiotrop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office:value-type="string" calcext:value-type="string">
            <text:p>ADHD</text:p>
          </table:table-cell>
          <table:table-cell office:value-type="string" calcext:value-type="string">
            <text:p>F90</text:p>
          </table:table-cell>
          <table:table-cell table:formula="of:=COUNTIF([.B$2:.B$9739];[.F2])" office:value-type="float" office:value="1" calcext:value-type="float">
            <text:p>1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ADH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formula="of:=COUNTIF([.B$2:.B$9739];[.F3])" office:value-type="float" office:value="3" calcext:value-type="float">
            <text:p>3</text:p>
          </table:table-cell>
          <table:table-cell table:style-name="ce6" office:value-type="string" calcext:value-type="string">
            <text:p>Allergy, unspecified</text:p>
          </table:table-cell>
          <table:table-cell table:style-name="ce6" office:value-type="string" calcext:value-type="string">
            <text:p>T78.4</text:p>
          </table:table-cell>
          <table:table-cell table:style-name="ce6" office:value-type="string" calcext:value-type="string">
            <text:p>Allergy, unspecified</text:p>
          </table:table-cell>
          <table:table-cell office:value-type="string" calcext:value-type="string">
            <text:p>Allerg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office:value-type="string" calcext:value-type="string">
            <text:p>Asthma</text:p>
          </table:table-cell>
          <table:table-cell office:value-type="string" calcext:value-type="string">
            <text:p>J45</text:p>
          </table:table-cell>
          <table:table-cell table:formula="of:=COUNTIF([.B$2:.B$9739];[.F4])" office:value-type="float" office:value="9" calcext:value-type="float">
            <text:p>9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Allergy, unspecified</text:p>
          </table:table-cell>
          <table:table-cell office:value-type="string" calcext:value-type="string">
            <text:p>Allerg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office:value-type="string" calcext:value-type="string">
            <text:p>Alzheimer dis.</text:p>
          </table:table-cell>
          <table:table-cell office:value-type="string" calcext:value-type="string">
            <text:p>G30</text:p>
          </table:table-cell>
          <table:table-cell table:formula="of:=COUNTIF([.B$2:.B$9739];[.F5])" office:value-type="float" office:value="4" calcext:value-type="float">
            <text:p>4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Alzheimer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/>
          <table:table-cell office:value-type="string" calcext:value-type="string">
            <text:p>Anaemia, iron deficiency </text:p>
          </table:table-cell>
          <table:table-cell office:value-type="string" calcext:value-type="string">
            <text:p>D50</text:p>
          </table:table-cell>
          <table:table-cell table:formula="of:=COUNTIF([.B$2:.B$9739];[.F6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office:value-type="string" calcext:value-type="string">
            <text:p>Anaemia, other</text:p>
          </table:table-cell>
          <table:table-cell office:value-type="string" calcext:value-type="string">
            <text:p>D64</text:p>
          </table:table-cell>
          <table:table-cell table:formula="of:=COUNTIF([.B$2:.B$9739];[.F7])" office:value-type="float" office:value="4" calcext:value-type="float">
            <text:p>4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office:value-type="string" calcext:value-type="string">
            <text:p>Anorexia nervosa</text:p>
          </table:table-cell>
          <table:table-cell office:value-type="string" calcext:value-type="string">
            <text:p>F50.0</text:p>
          </table:table-cell>
          <table:table-cell table:formula="of:=COUNTIF([.B$2:.B$9739];[.F8])" office:value-type="float" office:value="2" calcext:value-type="float">
            <text:p>2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Anorexia nervos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ADHD</text:p>
          </table:table-cell>
          <table:table-cell table:style-name="Default" office:value-type="string" calcext:value-type="string">
            <text:p>F90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office:value-type="string" calcext:value-type="string">
            <text:p>Anus and rectum dis., other</text:p>
          </table:table-cell>
          <table:table-cell office:value-type="string" calcext:value-type="string">
            <text:p>K62</text:p>
          </table:table-cell>
          <table:table-cell table:formula="of:=COUNTIF([.B$2:.B$9739];[.F9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Anus and rectu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/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formula="of:=COUNTIF([.B$2:.B$9739];[.F10])" office:value-type="float" office:value="2" calcext:value-type="float">
            <text:p>2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Anxiety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/>
          <table:table-cell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formula="of:=COUNTIF([.B$2:.B$9739];[.F11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/>
          <table:table-cell office:value-type="string" calcext:value-type="string">
            <text:p>Arthrosis, unspecified</text:p>
          </table:table-cell>
          <table:table-cell office:value-type="string" calcext:value-type="string">
            <text:p>M19.9</text:p>
          </table:table-cell>
          <table:table-cell table:formula="of:=COUNTIF([.B$2:.B$9739];[.F12])" office:value-type="float" office:value="9" calcext:value-type="float">
            <text:p>9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office:value-type="string" calcext:value-type="string">
            <text:p>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office:value-type="string" calcext:value-type="string">
            <text:p>Astigmatism</text:p>
          </table:table-cell>
          <table:table-cell office:value-type="string" calcext:value-type="string">
            <text:p>H52.2</text:p>
          </table:table-cell>
          <table:table-cell table:formula="of:=COUNTIF([.B$2:.B$9739];[.F13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Astigmatism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office:value-type="string" calcext:value-type="string">
            <text:p>Atrial fibrillation and flutter</text:p>
          </table:table-cell>
          <table:table-cell office:value-type="string" calcext:value-type="string">
            <text:p>I48</text:p>
          </table:table-cell>
          <table:table-cell table:formula="of:=COUNTIF([.B$2:.B$9739];[.F14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Atrial fibrillation and flutt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office:value-type="string" calcext:value-type="string">
            <text:p>Autism</text:p>
          </table:table-cell>
          <table:table-cell office:value-type="string" calcext:value-type="string">
            <text:p>F84.0</text:p>
          </table:table-cell>
          <table:table-cell table:formula="of:=COUNTIF([.B$2:.B$9739];[.F15])" office:value-type="float" office:value="4" calcext:value-type="float">
            <text:p>4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Autism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/>
          <table:table-cell office:value-type="string" calcext:value-type="string">
            <text:p>Crohn disease</text:p>
          </table:table-cell>
          <table:table-cell office:value-type="string" calcext:value-type="string">
            <text:p>K50</text:p>
          </table:table-cell>
          <table:table-cell table:formula="of:=COUNTIF([.B$2:.B$9739];[.F16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50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Diagnoses - main ICD10: D50 Iron deficiency anaemia</text:p>
          </table:table-cell>
          <table:table-cell table:style-name="Default"/>
          <table:table-cell office:value-type="string" calcext:value-type="string">
            <text:p>Inflammatory bowel dis.</text:p>
          </table:table-cell>
          <table:table-cell office:value-type="string" calcext:value-type="string">
            <text:p>K50-K52</text:p>
          </table:table-cell>
          <table:table-cell table:formula="of:=COUNTIF([.B$2:.B$9739];[.F17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3355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/>
          <table:table-cell office:value-type="string" calcext:value-type="string">
            <text:p>Rheumatoid arthritis, other</text:p>
          </table:table-cell>
          <table:table-cell office:value-type="string" calcext:value-type="string">
            <text:p>M06</text:p>
          </table:table-cell>
          <table:table-cell table:formula="of:=COUNTIF([.B$2:.B$9739];[.F18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64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Diagnoses - main ICD10: D64 Other anaemias</text:p>
          </table:table-cell>
          <table:table-cell table:style-name="Default"/>
          <table:table-cell office:value-type="string" calcext:value-type="string">
            <text:p>Ulcerative colitis</text:p>
          </table:table-cell>
          <table:table-cell office:value-type="string" calcext:value-type="string">
            <text:p>K51</text:p>
          </table:table-cell>
          <table:table-cell table:formula="of:=COUNTIF([.B$2:.B$9739];[.F19])" office:value-type="float" office:value="7" calcext:value-type="float">
            <text:p>7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4765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/>
          <table:table-cell office:value-type="string" calcext:value-type="string">
            <text:p>Bipolar affective disorder</text:p>
          </table:table-cell>
          <table:table-cell office:value-type="string" calcext:value-type="string">
            <text:p>F31</text:p>
          </table:table-cell>
          <table:table-cell table:formula="of:=COUNTIF([.B$2:.B$9739];[.F20])" office:value-type="float" office:value="4" calcext:value-type="float">
            <text:p>4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Bipolar affective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3_OTHERANAEMIA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Other anaemias</text:p>
          </table:table-cell>
          <table:table-cell table:style-name="Default"/>
          <table:table-cell office:value-type="string" calcext:value-type="string">
            <text:p>Bladder disorder</text:p>
          </table:table-cell>
          <table:table-cell office:value-type="string" calcext:value-type="string">
            <text:p>N32</text:p>
          </table:table-cell>
          <table:table-cell table:formula="of:=COUNTIF([.B$2:.B$9739];[.F21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Bladder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3_ANAEMIANAS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Other and unspecified anaemias</text:p>
          </table:table-cell>
          <table:table-cell table:style-name="Default"/>
          <table:table-cell table:style-name="Default" office:value-type="string" calcext:value-type="string">
            <text:p>Breathing abnormalities</text:p>
          </table:table-cell>
          <table:table-cell office:value-type="string" calcext:value-type="string">
            <text:p>R06</text:p>
          </table:table-cell>
          <table:table-cell table:formula="of:=COUNTIF([.B$2:.B$9739];[.F22])" office:value-type="float" office:value="1" calcext:value-type="float">
            <text:p>1</text:p>
          </table:table-cell>
          <table:table-cell office:value-type="string" calcext:value-type="string">
            <text:p>Breathing abnormalities</text:p>
          </table:table-cell>
          <table:table-cell table:style-name="ce6" office:value-type="string" calcext:value-type="string">
            <text:p>R06</text:p>
          </table:table-cell>
          <table:table-cell office:value-type="string" calcext:value-type="string">
            <text:p>Breathing abnormalities</text:p>
          </table:table-cell>
          <table:table-cell table:style-name="Default" office:value-type="string" calcext:value-type="string">
            <text:p>Breathing abnormalit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formula="of:=COUNTIF([.B$2:.B$9739];[.F23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Calculus of kidney and uret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formula="of:=COUNTIF([.B$2:.B$9739];[.F24])" office:value-type="float" office:value="7" calcext:value-type="float">
            <text:p>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formula="of:=COUNTIF([.B$2:.B$9739];[.F25])" office:value-type="float" office:value="24" calcext:value-type="float">
            <text:p>2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 of breas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formula="of:=COUNTIF([.B$2:.B$9739];[.F26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 of bronchus and lung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office:value-type="string" calcext:value-type="string">
            <text:p>Cancer of lymphoid, haematopoietic and related tissue, unspecified</text:p>
          </table:table-cell>
          <table:table-cell office:value-type="string" calcext:value-type="string">
            <text:p>C96.9</text:p>
          </table:table-cell>
          <table:table-cell table:formula="of:=COUNTIF([.B$2:.B$9739];[.F27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 of lymphoid or haematopoietic or relat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office:value-type="string" calcext:value-type="string">
            <text:p>Cancer of skin</text:p>
          </table:table-cell>
          <table:table-cell office:value-type="string" calcext:value-type="string">
            <text:p>C44</text:p>
          </table:table-cell>
          <table:table-cell table:formula="of:=COUNTIF([.B$2:.B$9739];[.F28])" office:value-type="float" office:value="8" calcext:value-type="float">
            <text:p>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 of ski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office:value-type="string" calcext:value-type="string">
            <text:p>Cancer, colorectal</text:p>
          </table:table-cell>
          <table:table-cell office:value-type="string" calcext:value-type="string">
            <text:p>C18</text:p>
          </table:table-cell>
          <table:table-cell table:formula="of:=COUNTIF([.B$2:.B$9739];[.F29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olorectal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office:value-type="string" calcext:value-type="string">
            <text:p>Cancer, digestive </text:p>
          </table:table-cell>
          <table:table-cell office:value-type="string" calcext:value-type="string">
            <text:p>C15-C26</text:p>
          </table:table-cell>
          <table:table-cell table:formula="of:=COUNTIF([.B$2:.B$9739];[.F30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Digestive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style-name="Default"/>
          <table:table-cell office:value-type="string" calcext:value-type="string">
            <text:p>Cancer, female genital</text:p>
          </table:table-cell>
          <table:table-cell office:value-type="string" calcext:value-type="string">
            <text:p>C51-C58</text:p>
          </table:table-cell>
          <table:table-cell table:formula="of:=COUNTIF([.B$2:.B$9739];[.F31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Female genital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style-name="Default" office:value-type="string" calcext:value-type="string">
            <text:p>Diagnoses - main ICD10: M19 Other arthrosis</text:p>
          </table:table-cell>
          <table:table-cell table:style-name="Default"/>
          <table:table-cell office:value-type="string" calcext:value-type="string">
            <text:p>Cancer, male genital</text:p>
          </table:table-cell>
          <table:table-cell office:value-type="string" calcext:value-type="string">
            <text:p>C60-C63</text:p>
          </table:table-cell>
          <table:table-cell table:formula="of:=COUNTIF([.B$2:.B$9739];[.F32])" office:value-type="float" office:value="2" calcext:value-type="float">
            <text:p>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ale genital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#Arthrosis</text:p>
          </table:table-cell>
          <table:table-cell table:style-name="Default"/>
          <table:table-cell office:value-type="string" calcext:value-type="string">
            <text:p>Cancer, ovarian</text:p>
          </table:table-cell>
          <table:table-cell office:value-type="string" calcext:value-type="string">
            <text:p>C56</text:p>
          </table:table-cell>
          <table:table-cell table:formula="of:=COUNTIF([.B$2:.B$9739];[.F33])" office:value-type="float" office:value="5" calcext:value-type="float">
            <text:p>5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Ovarian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/>
          <table:table-cell office:value-type="string" calcext:value-type="string">
            <text:p>Cancer, prostate </text:p>
          </table:table-cell>
          <table:table-cell office:value-type="string" calcext:value-type="string">
            <text:p>C61</text:p>
          </table:table-cell>
          <table:table-cell table:formula="of:=COUNTIF([.B$2:.B$9739];[.F34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Prostate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Other arthrosis</text:p>
          </table:table-cell>
          <table:table-cell table:style-name="Default"/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formula="of:=COUNTIF([.B$2:.B$9739];[.F35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ardiac arrhythm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style-name="Default"/>
          <table:table-cell office:value-type="string" calcext:value-type="string">
            <text:p>Cataract, other</text:p>
          </table:table-cell>
          <table:table-cell office:value-type="string" calcext:value-type="string">
            <text:p>H26</text:p>
          </table:table-cell>
          <table:table-cell table:formula="of:=COUNTIF([.B$2:.B$9739];[.F36])" office:value-type="float" office:value="3" calcext:value-type="float">
            <text:p>3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Cata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style-name="ce5" office:value-type="string" calcext:value-type="string">
            <text:p>Cellulitis</text:p>
          </table:table-cell>
          <table:table-cell table:style-name="ce5" office:value-type="string" calcext:value-type="string">
            <text:p>L03</text:p>
          </table:table-cell>
          <table:table-cell table:formula="of:=COUNTIF([.B$2:.B$9739];[.F37])" office:value-type="float" office:value="3" calcext:value-type="float">
            <text:p>3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5" office:value-type="string" calcext:value-type="string">
            <text:p>Cellul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office:value-type="string" calcext:value-type="string">
            <text:p>Cerebrovascular diseases</text:p>
          </table:table-cell>
          <table:table-cell office:value-type="string" calcext:value-type="string">
            <text:p>I60-I69</text:p>
          </table:table-cell>
          <table:table-cell table:formula="of:=COUNTIF([.B$2:.B$9739];[.F38])" office:value-type="float" office:value="15" calcext:value-type="float">
            <text:p>15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Cerebrovascular diseas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office:value-type="string" calcext:value-type="string">
            <text:p>Cholelithiasis</text:p>
          </table:table-cell>
          <table:table-cell office:value-type="string" calcext:value-type="string">
            <text:p>K80</text:p>
          </table:table-cell>
          <table:table-cell table:formula="of:=COUNTIF([.B$2:.B$9739];[.F39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holelithia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office:value-type="string" calcext:value-type="string">
            <text:p>Chronic kidney dis.</text:p>
          </table:table-cell>
          <table:table-cell office:value-type="string" calcext:value-type="string">
            <text:p>N18</text:p>
          </table:table-cell>
          <table:table-cell table:formula="of:=COUNTIF([.B$2:.B$9739];[.F40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Chronic kidney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office:value-type="string" calcext:value-type="string">
            <text:p>Chronic obstructive pulmonary dis., other</text:p>
          </table:table-cell>
          <table:table-cell office:value-type="string" calcext:value-type="string">
            <text:p>J44</text:p>
          </table:table-cell>
          <table:table-cell table:formula="of:=COUNTIF([.B$2:.B$9739];[.F41])" office:value-type="float" office:value="1" calcext:value-type="float">
            <text:p>1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Chronic obstructive pulmonary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style-name="ce5" office:value-type="string" calcext:value-type="string">
            <text:p>Acute myocardial infarction</text:p>
          </table:table-cell>
          <table:table-cell table:style-name="ce5" office:value-type="string" calcext:value-type="string">
            <text:p>I21</text:p>
          </table:table-cell>
          <table:table-cell table:formula="of:=COUNTIF([.B$2:.B$9739];[.F42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office:value-type="string" calcext:value-type="string">
            <text:p>Angina pectoris</text:p>
          </table:table-cell>
          <table:table-cell office:value-type="string" calcext:value-type="string">
            <text:p>I20</text:p>
          </table:table-cell>
          <table:table-cell table:formula="of:=COUNTIF([.B$2:.B$9739];[.F43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style-name="Default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formula="of:=COUNTIF([.B$2:.B$9739];[.F44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formula="of:=COUNTIF([.B$2:.B$9739];[.F45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21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office:value-type="string" calcext:value-type="string">
            <text:p>Chronic ischaemic heart disease</text:p>
          </table:table-cell>
          <table:table-cell office:value-type="string" calcext:value-type="string">
            <text:p>I25</text:p>
          </table:table-cell>
          <table:table-cell table:formula="of:=COUNTIF([.B$2:.B$9739];[.F46])" office:value-type="float" office:value="7" calcext:value-type="float">
            <text:p>7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formula="of:=COUNTIF([.B$2:.B$9739];[.F47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office:value-type="string" calcext:value-type="string">
            <text:p>Circulatory system, other and unspecified disorders</text:p>
          </table:table-cell>
          <table:table-cell office:value-type="string" calcext:value-type="string">
            <text:p>I99</text:p>
          </table:table-cell>
          <table:table-cell table:formula="of:=COUNTIF([.B$2:.B$9739];[.F48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/>
          <table:table-cell office:value-type="string" calcext:value-type="string">
            <text:p>Heart failure</text:p>
          </table:table-cell>
          <table:table-cell office:value-type="string" calcext:value-type="string">
            <text:p>I50</text:p>
          </table:table-cell>
          <table:table-cell table:formula="of:=COUNTIF([.B$2:.B$9739];[.F49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/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formula="of:=COUNTIF([.B$2:.B$9739];[.F50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Coeliac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/>
          <table:table-cell office:value-type="string" calcext:value-type="string">
            <text:p>Colitis</text:p>
          </table:table-cell>
          <table:table-cell office:value-type="string" calcext:value-type="string">
            <text:p>K52</text:p>
          </table:table-cell>
          <table:table-cell table:formula="of:=COUNTIF([.B$2:.B$9739];[.F5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l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/>
          <table:table-cell office:value-type="string" calcext:value-type="string">
            <text:p>Constipation</text:p>
          </table:table-cell>
          <table:table-cell office:value-type="string" calcext:value-type="string">
            <text:p>K59.0</text:p>
          </table:table-cell>
          <table:table-cell table:formula="of:=COUNTIF([.B$2:.B$9739];[.F52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nstipat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formula="of:=COUNTIF([.B$2:.B$9739];[.F53])" office:value-type="float" office:value="2" calcext:value-type="float">
            <text:p>2</text:p>
          </table:table-cell>
          <table:table-cell table:style-name="ce6" office:value-type="string" calcext:value-type="string">
            <text:p>Cough</text:p>
          </table:table-cell>
          <table:table-cell table:style-name="ce6" office:value-type="string" calcext:value-type="string">
            <text:p>R05</text:p>
          </table:table-cell>
          <table:table-cell table:style-name="ce6" office:value-type="string" calcext:value-type="string">
            <text:p>Cough</text:p>
          </table:table-cell>
          <table:table-cell office:value-type="string" calcext:value-type="string">
            <text:p>Cough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office:value-type="string" calcext:value-type="string">
            <text:p>COVID-19, virus identified</text:p>
          </table:table-cell>
          <table:table-cell office:value-type="string" calcext:value-type="string">
            <text:p>U07.1</text:p>
          </table:table-cell>
          <table:table-cell table:formula="of:=COUNTIF([.B$2:.B$9739];[.F54])" office:value-type="float" office:value="6" calcext:value-type="float">
            <text:p>6</text:p>
          </table:table-cell>
          <table:table-cell table:style-name="ce6" office:value-type="string" calcext:value-type="string">
            <text:p>COVID-19, virus identified</text:p>
          </table:table-cell>
          <table:table-cell table:style-name="ce6" office:value-type="string" calcext:value-type="string">
            <text:p>U07.1</text:p>
          </table:table-cell>
          <table:table-cell table:style-name="ce6" office:value-type="string" calcext:value-type="string">
            <text:p>COVID-19, virus identified</text:p>
          </table:table-cell>
          <table:table-cell office:value-type="string" calcext:value-type="string">
            <text:p>COVID-19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formula="of:=COUNTIF([.B$2:.B$9739];[.F55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Cox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formula="of:=COUNTIF([.B$2:.B$9739];[.F56])" office:value-type="float" office:value="20" calcext:value-type="float">
            <text:p>20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Depressive episod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668</text:p>
          </table:table-cell>
          <table:table-cell table:style-name="ce14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formula="of:=COUNTIF([.B$2:.B$9739];[.F57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Dermatitis and eczem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office:value-type="string" calcext:value-type="string">
            <text:p>Diabetes mellitus, type 1</text:p>
          </table:table-cell>
          <table:table-cell office:value-type="string" calcext:value-type="string">
            <text:p>E10</text:p>
          </table:table-cell>
          <table:table-cell table:formula="of:=COUNTIF([.B$2:.B$9739];[.F58])" office:value-type="float" office:value="1" calcext:value-type="float">
            <text:p>1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Diabetes mellitus type 1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formula="of:=COUNTIF([.B$2:.B$9739];[.F59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 type 2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formula="of:=COUNTIF([.B$2:.B$9739];[.F60])" office:value-type="float" office:value="2" calcext:value-type="float">
            <text:p>2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office:value-type="string" calcext:value-type="string">
            <text:p>Digestive sys. dis.</text:p>
          </table:table-cell>
          <table:table-cell office:value-type="string" calcext:value-type="string">
            <text:p>K92</text:p>
          </table:table-cell>
          <table:table-cell table:formula="of:=COUNTIF([.B$2:.B$9739];[.F61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gestive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office:value-type="string" calcext:value-type="string">
            <text:p>Diverticular dis. of intestine</text:p>
          </table:table-cell>
          <table:table-cell office:value-type="string" calcext:value-type="string">
            <text:p>K57</text:p>
          </table:table-cell>
          <table:table-cell table:formula="of:=COUNTIF([.B$2:.B$9739];[.F62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verticular dis.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formula="of:=COUNTIF([.B$2:.B$9739];[.F63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Dorsalg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Dyspepsia</text:p>
          </table:table-cell>
          <table:table-cell office:value-type="string" calcext:value-type="string">
            <text:p>K30</text:p>
          </table:table-cell>
          <table:table-cell table:formula="of:=COUNTIF([.B$2:.B$9739];[.F64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yspeps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Ear and mastoid process dis.</text:p>
          </table:table-cell>
          <table:table-cell office:value-type="string" calcext:value-type="string">
            <text:p>H60-H95 (VIII)</text:p>
          </table:table-cell>
          <table:table-cell table:formula="of:=COUNTIF([.B$2:.B$9739];[.F65])" office:value-type="float" office:value="8" calcext:value-type="float">
            <text:p>8</text:p>
          </table:table-cell>
          <table:table-cell table:style-name="ce6" office:value-type="string" calcext:value-type="string">
            <text:p>Ear and mastoid process dis.</text:p>
          </table:table-cell>
          <table:table-cell table:style-name="ce6" office:value-type="string" calcext:value-type="string">
            <text:p>H60-H95 (VIII)</text:p>
          </table:table-cell>
          <table:table-cell table:style-name="ce6" office:value-type="string" calcext:value-type="string">
            <text:p>Ear and mastoid process dis.</text:p>
          </table:table-cell>
          <table:table-cell office:value-type="string" calcext:value-type="string">
            <text:p>Ear and mastoid proces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Emphysema/chronic bronchitis</text:p>
          </table:table-cell>
          <table:table-cell office:value-type="string" calcext:value-type="string">
            <text:p>J42-J43</text:p>
          </table:table-cell>
          <table:table-cell table:formula="of:=COUNTIF([.B$2:.B$9739];[.F66])" office:value-type="float" office:value="2" calcext:value-type="float">
            <text:p>2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Emphysema/chronic bronch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Eye and adnexa dis.</text:p>
          </table:table-cell>
          <table:table-cell office:value-type="string" calcext:value-type="string">
            <text:p>H00-H59 (VII)</text:p>
          </table:table-cell>
          <table:table-cell table:formula="of:=COUNTIF([.B$2:.B$9739];[.F67])" office:value-type="float" office:value="8" calcext:value-type="float">
            <text:p>8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Eye and adnexa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/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formula="of:=COUNTIF([.B$2:.B$9739];[.F68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Female genital prolap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/>
          <table:table-cell office:value-type="string" calcext:value-type="string">
            <text:p>Follicular cysts of skin and subcutaneous tissue</text:p>
          </table:table-cell>
          <table:table-cell office:value-type="string" calcext:value-type="string">
            <text:p>L72</text:p>
          </table:table-cell>
          <table:table-cell table:formula="of:=COUNTIF([.B$2:.B$9739];[.F69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Follicular cysts of skin and subcutaneous tissu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/>
          <table:table-cell office:value-type="string" calcext:value-type="string">
            <text:p>Gallbladder, biliary tract and pancreas dis.</text:p>
          </table:table-cell>
          <table:table-cell office:value-type="string" calcext:value-type="string">
            <text:p>K80-K87</text:p>
          </table:table-cell>
          <table:table-cell table:formula="of:=COUNTIF([.B$2:.B$9739];[.F70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Gallbladder or biliary tract or pancrea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/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formula="of:=COUNTIF([.B$2:.B$9739];[.F71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 / duoden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R06</text:p>
          </table:table-cell>
          <table:table-cell table:style-name="Default" office:value-type="string" calcext:value-type="string">
            <text:p>Breathing abnormalities</text:p>
          </table:table-cell>
          <table:table-cell table:style-name="Default" office:value-type="string" calcext:value-type="string">
            <text:p>R06</text:p>
          </table:table-cell>
          <table:table-cell table:style-name="Default" office:value-type="string" calcext:value-type="string">
            <text:p>Diagnoses - main ICD10: R06 Abnormalities of breathing</text:p>
          </table:table-cell>
          <table:table-cell table:style-name="Default"/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formula="of:=COUNTIF([.B$2:.B$9739];[.F72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formula="of:=COUNTIF([.B$2:.B$9739];[.F73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o-oesophageal reflux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formula="of:=COUNTIF([.B$2:.B$9739];[.F74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Genitourina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Glaucoma</text:p>
          </table:table-cell>
          <table:table-cell office:value-type="string" calcext:value-type="string">
            <text:p>H40</text:p>
          </table:table-cell>
          <table:table-cell table:formula="of:=COUNTIF([.B$2:.B$9739];[.F75])" office:value-type="float" office:value="3" calcext:value-type="float">
            <text:p>3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Glaucom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Gonarthrosis</text:p>
          </table:table-cell>
          <table:table-cell office:value-type="string" calcext:value-type="string">
            <text:p>M17</text:p>
          </table:table-cell>
          <table:table-cell table:formula="of:=COUNTIF([.B$2:.B$9739];[.F76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Gon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of primary lymphoid hematopoietic</text:p>
          </table:table-cell>
          <table:table-cell table:style-name="Default"/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formula="of:=COUNTIF([.B$2:.B$9739];[.F77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Gou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/>
          <table:table-cell office:value-type="string" calcext:value-type="string">
            <text:p>Haematuria</text:p>
          </table:table-cell>
          <table:table-cell office:value-type="string" calcext:value-type="string">
            <text:p>R31</text:p>
          </table:table-cell>
          <table:table-cell table:formula="of:=COUNTIF([.B$2:.B$9739];[.F78])" office:value-type="float" office:value="1" calcext:value-type="float">
            <text:p>1</text:p>
          </table:table-cell>
          <table:table-cell table:style-name="ce6" office:value-type="string" calcext:value-type="string">
            <text:p>Haematuria</text:p>
          </table:table-cell>
          <table:table-cell table:style-name="ce6" office:value-type="string" calcext:value-type="string">
            <text:p>R31</text:p>
          </table:table-cell>
          <table:table-cell table:style-name="ce6" office:value-type="string" calcext:value-type="string">
            <text:p>Haematuria</text:p>
          </table:table-cell>
          <table:table-cell office:value-type="string" calcext:value-type="string">
            <text:p>Haematur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eoplasms</text:p>
          </table:table-cell>
          <table:table-cell table:style-name="Default"/>
          <table:table-cell office:value-type="string" calcext:value-type="string">
            <text:p>Haemorrhoids</text:p>
          </table:table-cell>
          <table:table-cell office:value-type="string" calcext:value-type="string">
            <text:p>I84</text:p>
          </table:table-cell>
          <table:table-cell table:formula="of:=COUNTIF([.B$2:.B$9739];[.F79])" office:value-type="float" office:value="3" calcext:value-type="float">
            <text:p>3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Haemorrhoid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table:number-columns-repeated="2" office:value-type="string" calcext:value-type="string">
            <text:p>Height</text:p>
          </table:table-cell>
          <table:table-cell table:formula="of:=COUNTIF([.B$2:.B$9739];[.F80])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Height</text:p>
          </table:table-cell>
          <table:table-cell office:value-type="string" calcext:value-type="string">
            <text:p>Heigh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formula="of:=COUNTIF([.B$2:.B$9739];[.F81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table:style-name="Default" office:value-type="string" calcext:value-type="string">
            <text:p>Hypermetr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formula="of:=COUNTIF([.B$2:.B$9739];[.F82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Hypertens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Inflammatory polyarthropathies</text:p>
          </table:table-cell>
          <table:table-cell office:value-type="string" calcext:value-type="string">
            <text:p>M05-M14</text:p>
          </table:table-cell>
          <table:table-cell table:formula="of:=COUNTIF([.B$2:.B$9739];[.F83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flammatory polyarthropath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Internal derangement of knee</text:p>
          </table:table-cell>
          <table:table-cell office:value-type="string" calcext:value-type="string">
            <text:p>M23</text:p>
          </table:table-cell>
          <table:table-cell table:formula="of:=COUNTIF([.B$2:.B$9739];[.F84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ternal derangement of kne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/>
          <table:table-cell office:value-type="string" calcext:value-type="string">
            <text:p>Joint disorders</text:p>
          </table:table-cell>
          <table:table-cell office:value-type="string" calcext:value-type="string">
            <text:p>M25</text:p>
          </table:table-cell>
          <table:table-cell table:formula="of:=COUNTIF([.B$2:.B$9739];[.F85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Joint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Juvenile arthritis</text:p>
          </table:table-cell>
          <table:table-cell office:value-type="string" calcext:value-type="string">
            <text:p>M08</text:p>
          </table:table-cell>
          <table:table-cell table:formula="of:=COUNTIF([.B$2:.B$9739];[.F86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Juvenile arthr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table:number-columns-repeated="2" office:value-type="string" calcext:value-type="string">
            <text:p>Longevity</text:p>
          </table:table-cell>
          <table:table-cell table:formula="of:=COUNTIF([.B$2:.B$9739];[.F87])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Longevity</text:p>
          </table:table-cell>
          <table:table-cell office:value-type="string" calcext:value-type="string">
            <text:p>Longevit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F00-F99 (V)</text:p>
          </table:table-cell>
          <table:table-cell table:formula="of:=COUNTIF([.B$2:.B$9739];[.F88])" office:value-type="float" office:value="3" calcext:value-type="float">
            <text:p>3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Mental and behavioural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Motor neuron disease</text:p>
          </table:table-cell>
          <table:table-cell office:value-type="string" calcext:value-type="string">
            <text:p>G12.2</text:p>
          </table:table-cell>
          <table:table-cell table:formula="of:=COUNTIF([.B$2:.B$9739];[.F89])" office:value-type="float" office:value="3" calcext:value-type="float">
            <text:p>3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Motor neuron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/>
          <table:table-cell office:value-type="string" calcext:value-type="string">
            <text:p>Mouth breathing</text:p>
          </table:table-cell>
          <table:table-cell office:value-type="string" calcext:value-type="string">
            <text:p>R06.5</text:p>
          </table:table-cell>
          <table:table-cell table:formula="of:=COUNTIF([.B$2:.B$9739];[.F90])" office:value-type="float" office:value="6" calcext:value-type="float">
            <text:p>6</text:p>
          </table:table-cell>
          <table:table-cell table:style-name="ce6" office:value-type="string" calcext:value-type="string">
            <text:p>Mouth breathing</text:p>
          </table:table-cell>
          <table:table-cell table:style-name="ce6" office:value-type="string" calcext:value-type="string">
            <text:p>R06.5</text:p>
          </table:table-cell>
          <table:table-cell table:style-name="ce6" office:value-type="string" calcext:value-type="string">
            <text:p>Mouth breathing</text:p>
          </table:table-cell>
          <table:table-cell office:value-type="string" calcext:value-type="string">
            <text:p>Mouth breathing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/>
          <table:table-cell office:value-type="string" calcext:value-type="string">
            <text:p>Multiple sclerosis</text:p>
          </table:table-cell>
          <table:table-cell office:value-type="string" calcext:value-type="string">
            <text:p>G35</text:p>
          </table:table-cell>
          <table:table-cell table:formula="of:=COUNTIF([.B$2:.B$9739];[.F91])" office:value-type="float" office:value="5" calcext:value-type="float">
            <text:p>5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Autoimmune dis.</text:p>
          </table:table-cell>
          <table:table-cell office:value-type="string" calcext:value-type="string">
            <text:p>Multiple scle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/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formula="of:=COUNTIF([.B$2:.B$9739];[.F92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/>
          <table:table-cell office:value-type="string" calcext:value-type="string">
            <text:p>Myopia</text:p>
          </table:table-cell>
          <table:table-cell office:value-type="string" calcext:value-type="string">
            <text:p>H52.1</text:p>
          </table:table-cell>
          <table:table-cell table:formula="of:=COUNTIF([.B$2:.B$9739];[.F93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My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G50-G59</text:p>
          </table:table-cell>
          <table:table-cell table:formula="of:=COUNTIF([.B$2:.B$9739];[.F94])" office:value-type="float" office:value="1" calcext:value-type="float">
            <text:p>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Nerve or nerve root and plexus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Nervous system dis.</text:p>
          </table:table-cell>
          <table:table-cell office:value-type="string" calcext:value-type="string">
            <text:p>G00-G99 (VI)</text:p>
          </table:table-cell>
          <table:table-cell table:formula="of:=COUNTIF([.B$2:.B$9739];[.F95])" office:value-type="float" office:value="1" calcext:value-type="float">
            <text:p>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Nervous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Obesity</text:p>
          </table:table-cell>
          <table:table-cell office:value-type="string" calcext:value-type="string">
            <text:p>E66</text:p>
          </table:table-cell>
          <table:table-cell table:formula="of:=COUNTIF([.B$2:.B$9739];[.F96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Obesit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Obsessive-compulsive disorder</text:p>
          </table:table-cell>
          <table:table-cell office:value-type="string" calcext:value-type="string">
            <text:p>F42</text:p>
          </table:table-cell>
          <table:table-cell table:formula="of:=COUNTIF([.B$2:.B$9739];[.F97])" office:value-type="float" office:value="1" calcext:value-type="float">
            <text:p>1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Obsessive-compulsive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/>
          <table:table-cell office:value-type="string" calcext:value-type="string">
            <text:p>Oesophagitis</text:p>
          </table:table-cell>
          <table:table-cell office:value-type="string" calcext:value-type="string">
            <text:p>K20</text:p>
          </table:table-cell>
          <table:table-cell table:formula="of:=COUNTIF([.B$2:.B$9739];[.F98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/>
          <table:table-cell office:value-type="string" calcext:value-type="string">
            <text:p>Oesophagus dis., other</text:p>
          </table:table-cell>
          <table:table-cell office:value-type="string" calcext:value-type="string">
            <text:p>K22</text:p>
          </table:table-cell>
          <table:table-cell table:formula="of:=COUNTIF([.B$2:.B$9739];[.F99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u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office:value-type="string" calcext:value-type="string">
            <text:p>Oovary noninflammatory disorders, Fallopian tube and broad ligament</text:p>
          </table:table-cell>
          <table:table-cell office:value-type="string" calcext:value-type="string">
            <text:p>N83</text:p>
          </table:table-cell>
          <table:table-cell table:formula="of:=COUNTIF([.B$2:.B$9739];[.F10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Oovary noninflammatory disorders or Fallopian tube and broad ligamen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office:value-type="string" calcext:value-type="string">
            <text:p>Other diseases of intestine</text:p>
          </table:table-cell>
          <table:table-cell office:value-type="string" calcext:value-type="string">
            <text:p>K63</text:p>
          </table:table-cell>
          <table:table-cell table:formula="of:=COUNTIF([.B$2:.B$9739];[.F10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diseases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office:value-type="string" calcext:value-type="string">
            <text:p>Other functional intestinal disorders</text:p>
          </table:table-cell>
          <table:table-cell office:value-type="string" calcext:value-type="string">
            <text:p>K59</text:p>
          </table:table-cell>
          <table:table-cell table:formula="of:=COUNTIF([.B$2:.B$9739];[.F102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diseases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office:value-type="string" calcext:value-type="string">
            <text:p>Other diseases of upper respiratory tract</text:p>
          </table:table-cell>
          <table:table-cell office:value-type="string" calcext:value-type="string">
            <text:p>J30-J39</text:p>
          </table:table-cell>
          <table:table-cell table:formula="of:=COUNTIF([.B$2:.B$9739];[.F103])" office:value-type="float" office:value="2" calcext:value-type="float">
            <text:p>2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Other diseases of upper respiratory t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/>
          <table:table-cell office:value-type="string" calcext:value-type="string">
            <text:p>Other disorders of skin and subcutaneous tissue, not elsewhere classified</text:p>
          </table:table-cell>
          <table:table-cell office:value-type="string" calcext:value-type="string">
            <text:p>L98</text:p>
          </table:table-cell>
          <table:table-cell table:formula="of:=COUNTIF([.B$2:.B$9739];[.F104])" office:value-type="float" office:value="2" calcext:value-type="float">
            <text:p>2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Other disorders of skin and subcutaneous tissu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/>
          <table:table-cell office:value-type="string" calcext:value-type="string">
            <text:p>Other intervertebral disk disorders</text:p>
          </table:table-cell>
          <table:table-cell office:value-type="string" calcext:value-type="string">
            <text:p>M51</text:p>
          </table:table-cell>
          <table:table-cell table:formula="of:=COUNTIF([.B$2:.B$9739];[.F105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intervertebral disk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/>
          <table:table-cell office:value-type="string" calcext:value-type="string">
            <text:p>Other retinal disorders</text:p>
          </table:table-cell>
          <table:table-cell office:value-type="string" calcext:value-type="string">
            <text:p>H35</text:p>
          </table:table-cell>
          <table:table-cell table:formula="of:=COUNTIF([.B$2:.B$9739];[.F106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Other retinal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M79</text:p>
          </table:table-cell>
          <table:table-cell table:formula="of:=COUNTIF([.B$2:.B$9739];[.F107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soft tissue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Parkinson disease</text:p>
          </table:table-cell>
          <table:table-cell office:value-type="string" calcext:value-type="string">
            <text:p>G20</text:p>
          </table:table-cell>
          <table:table-cell table:formula="of:=COUNTIF([.B$2:.B$9739];[.F108])" office:value-type="float" office:value="1" calcext:value-type="float">
            <text:p>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Parkinson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Pneumonia, organism unspecified</text:p>
          </table:table-cell>
          <table:table-cell office:value-type="string" calcext:value-type="string">
            <text:p>J18</text:p>
          </table:table-cell>
          <table:table-cell table:formula="of:=COUNTIF([.B$2:.B$9739];[.F109])" office:value-type="float" office:value="7" calcext:value-type="float">
            <text:p>7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Pneumon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LUNG_CANCER_MESOT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 and mesothelioma</text:p>
          </table:table-cell>
          <table:table-cell table:style-name="Default"/>
          <table:table-cell office:value-type="string" calcext:value-type="string">
            <text:p>Polyp of female genital tract</text:p>
          </table:table-cell>
          <table:table-cell office:value-type="string" calcext:value-type="string">
            <text:p>N84</text:p>
          </table:table-cell>
          <table:table-cell table:formula="of:=COUNTIF([.B$2:.B$9739];[.F11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olyp of female genital t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/>
          <table:table-cell office:value-type="string" calcext:value-type="string">
            <text:p>Presbyopia</text:p>
          </table:table-cell>
          <table:table-cell office:value-type="string" calcext:value-type="string">
            <text:p>H52.4</text:p>
          </table:table-cell>
          <table:table-cell table:formula="of:=COUNTIF([.B$2:.B$9739];[.F111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Presby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 of lymphoid, haematopoietic and related tissue, unspecified</text:p>
          </table:table-cell>
          <table:table-cell table:style-name="Default" office:value-type="string" calcext:value-type="string">
            <text:p>C96.9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/>
          <table:table-cell office:value-type="string" calcext:value-type="string">
            <text:p>Prostate hyperplasia</text:p>
          </table:table-cell>
          <table:table-cell office:value-type="string" calcext:value-type="string">
            <text:p>N40</text:p>
          </table:table-cell>
          <table:table-cell table:formula="of:=COUNTIF([.B$2:.B$9739];[.F112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rostate hyperplas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 of skin</text:p>
          </table:table-cell>
          <table:table-cell table:style-name="Default"/>
          <table:table-cell office:value-type="string" calcext:value-type="string">
            <text:p>Psoriasis</text:p>
          </table:table-cell>
          <table:table-cell office:value-type="string" calcext:value-type="string">
            <text:p>L40</text:p>
          </table:table-cell>
          <table:table-cell table:formula="of:=COUNTIF([.B$2:.B$9739];[.F113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Psoria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18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F114])" office:value-type="float" office:value="4" calcext:value-type="float">
            <text:p>4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F115])" office:value-type="float" office:value="4" calcext:value-type="float">
            <text:p>4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MELANOMA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melanoma of skin</text:p>
          </table:table-cell>
          <table:table-cell table:style-name="Default"/>
          <table:table-cell office:value-type="string" calcext:value-type="string">
            <text:p>Retinal detachments and breaks</text:p>
          </table:table-cell>
          <table:table-cell office:value-type="string" calcext:value-type="string">
            <text:p>H33</text:p>
          </table:table-cell>
          <table:table-cell table:formula="of:=COUNTIF([.B$2:.B$9739];[.F116])" office:value-type="float" office:value="1" calcext:value-type="float">
            <text:p>1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Retinal detachments and break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/>
          <table:table-cell office:value-type="string" calcext:value-type="string">
            <text:p>Schizophrenia</text:p>
          </table:table-cell>
          <table:table-cell office:value-type="string" calcext:value-type="string">
            <text:p>F20</text:p>
          </table:table-cell>
          <table:table-cell table:formula="of:=COUNTIF([.B$2:.B$9739];[.F117])" office:value-type="float" office:value="1" calcext:value-type="float">
            <text:p>1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Schizophren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/>
          <table:table-cell office:value-type="string" calcext:value-type="string">
            <text:p>Senile cataract</text:p>
          </table:table-cell>
          <table:table-cell office:value-type="string" calcext:value-type="string">
            <text:p>H25</text:p>
          </table:table-cell>
          <table:table-cell table:formula="of:=COUNTIF([.B$2:.B$9739];[.F118])" office:value-type="float" office:value="1" calcext:value-type="float">
            <text:p>1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Senile cata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/>
          <table:table-cell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formula="of:=COUNTIF([.B$2:.B$9739];[.F119])" office:value-type="float" office:value="3" calcext:value-type="float">
            <text:p>3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A00-B99 (I)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Sep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/>
          <table:table-cell office:value-type="string" calcext:value-type="string">
            <text:p>Shoulder lesions</text:p>
          </table:table-cell>
          <table:table-cell office:value-type="string" calcext:value-type="string">
            <text:p>M75</text:p>
          </table:table-cell>
          <table:table-cell table:formula="of:=COUNTIF([.B$2:.B$9739];[.F120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houlder lesion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/>
          <table:table-cell office:value-type="string" calcext:value-type="string">
            <text:p>Sigmoid colon</text:p>
          </table:table-cell>
          <table:table-cell office:value-type="string" calcext:value-type="string">
            <text:p>D12.5</text:p>
          </table:table-cell>
          <table:table-cell table:formula="of:=COUNTIF([.B$2:.B$9739];[.F121])" office:value-type="float" office:value="1" calcext:value-type="float">
            <text:p>1</text:p>
          </table:table-cell>
          <table:table-cell table:style-name="ce6" office:value-type="string" calcext:value-type="string">
            <text:p>Sigmoid colon</text:p>
          </table:table-cell>
          <table:table-cell table:style-name="ce6" office:value-type="string" calcext:value-type="string">
            <text:p>D12.5</text:p>
          </table:table-cell>
          <table:table-cell table:style-name="ce6" office:value-type="string" calcext:value-type="string">
            <text:p>Sigmoid colon</text:p>
          </table:table-cell>
          <table:table-cell office:value-type="string" calcext:value-type="string">
            <text:p>Sigmoid col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18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Diagnoses - main ICD10: C18 Malignant neoplasm of colon</text:p>
          </table:table-cell>
          <table:table-cell table:style-name="Default"/>
          <table:table-cell office:value-type="string" calcext:value-type="string">
            <text:p>Skin and subcutaneous tissue dis.</text:p>
          </table:table-cell>
          <table:table-cell office:value-type="string" calcext:value-type="string">
            <text:p>L00-L99 (XIII)</text:p>
          </table:table-cell>
          <table:table-cell table:formula="of:=COUNTIF([.B$2:.B$9739];[.F122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Skin and subcutaneous tissu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COLON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Malignant neoplasm of colon</text:p>
          </table:table-cell>
          <table:table-cell table:style-name="Default"/>
          <table:table-cell office:value-type="string" calcext:value-type="string">
            <text:p>Sleep disorders</text:p>
          </table:table-cell>
          <table:table-cell office:value-type="string" calcext:value-type="string">
            <text:p>G47</text:p>
          </table:table-cell>
          <table:table-cell table:formula="of:=COUNTIF([.B$2:.B$9739];[.F123])" office:value-type="float" office:value="11" calcext:value-type="float">
            <text:p>1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Sleep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, digestive </text:p>
          </table:table-cell>
          <table:table-cell table:style-name="Default" office:value-type="string" calcext:value-type="string">
            <text:p>C15-C26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/>
          <table:table-cell office:value-type="string" calcext:value-type="string">
            <text:p>Spondylopathies</text:p>
          </table:table-cell>
          <table:table-cell office:value-type="string" calcext:value-type="string">
            <text:p>M45-M49</text:p>
          </table:table-cell>
          <table:table-cell table:formula="of:=COUNTIF([.B$2:.B$9739];[.F124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path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Cancer of female genital</text:p>
          </table:table-cell>
          <table:table-cell table:style-name="Default"/>
          <table:table-cell office:value-type="string" calcext:value-type="string">
            <text:p>Spondylosis</text:p>
          </table:table-cell>
          <table:table-cell office:value-type="string" calcext:value-type="string">
            <text:p>M47</text:p>
          </table:table-cell>
          <table:table-cell table:formula="of:=COUNTIF([.B$2:.B$9739];[.F125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/>
          <table:table-cell office:value-type="string" calcext:value-type="string">
            <text:p>Stomach and duodenum dis.</text:p>
          </table:table-cell>
          <table:table-cell office:value-type="string" calcext:value-type="string">
            <text:p>K31</text:p>
          </table:table-cell>
          <table:table-cell table:formula="of:=COUNTIF([.B$2:.B$9739];[.F126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Stomach and duodenu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malignant neoplasm of female genital organs</text:p>
          </table:table-cell>
          <table:table-cell table:style-name="Default"/>
          <table:table-cell office:value-type="string" calcext:value-type="string">
            <text:p>Synovium and tendon disorders</text:p>
          </table:table-cell>
          <table:table-cell office:value-type="string" calcext:value-type="string">
            <text:p>M65-M68</text:p>
          </table:table-cell>
          <table:table-cell table:formula="of:=COUNTIF([.B$2:.B$9739];[.F127])" office:value-type="float" office:value="3" calcext:value-type="float">
            <text:p>3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ynovium and tendon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/>
          <table:table-cell office:value-type="string" calcext:value-type="string">
            <text:p>Unspecified acute lower respiratory infection</text:p>
          </table:table-cell>
          <table:table-cell office:value-type="string" calcext:value-type="string">
            <text:p>J22</text:p>
          </table:table-cell>
          <table:table-cell table:formula="of:=COUNTIF([.B$2:.B$9739];[.F128])" office:value-type="float" office:value="1" calcext:value-type="float">
            <text:p>1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Unspecified acute lower respiratory infect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/>
          <table:table-cell office:value-type="string" calcext:value-type="string">
            <text:p>Urethral stricture</text:p>
          </table:table-cell>
          <table:table-cell office:value-type="string" calcext:value-type="string">
            <text:p>N35</text:p>
          </table:table-cell>
          <table:table-cell table:formula="of:=COUNTIF([.B$2:.B$9739];[.F129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ethral strictur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/>
          <table:table-cell office:value-type="string" calcext:value-type="string">
            <text:p>Urinary system disorder, other</text:p>
          </table:table-cell>
          <table:table-cell office:value-type="string" calcext:value-type="string">
            <text:p>N39</text:p>
          </table:table-cell>
          <table:table-cell table:formula="of:=COUNTIF([.B$2:.B$9739];[.F130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inary system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Ovaria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R00</text:p>
          </table:table-cell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style-name="Default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_EX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_SA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988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Chronic kidney dis.</text:p>
          </table:table-cell>
          <table:table-cell table:style-name="Default" office:value-type="string" calcext:value-type="string">
            <text:p>N18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hronic obstructive pulmonary dis., other</text:p>
          </table:table-cell>
          <table:table-cell table:style-name="Default" office:value-type="string" calcext:value-type="string">
            <text:p>J44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Constipation</text:p>
          </table:table-cell>
          <table:table-cell table:style-name="Default" office:value-type="string" calcext:value-type="string">
            <text:p>K59.0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8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style-name="Default"/>
          <table:table-cell table:number-columns-repeated="3"/>
          <table:table-cell table:style-name="ce15" table:number-columns-repeated="3"/>
          <table:table-cell table:number-columns-repeated="1012"/>
        </table:table-row>
        <table:table-row table:style-name="ro2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/>
          <table:table-cell table:number-columns-repeated="7"/>
          <table:table-cell table:style-name="ce15" table:number-columns-repeated="2"/>
          <table:table-cell table:number-columns-repeated="1009"/>
        </table:table-row>
        <table:table-row table:style-name="ro2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/>
          <table:table-cell table:number-columns-repeated="9"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13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44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possibly related to childbirt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 mellitus, type 1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90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92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yspepsia</text:p>
          </table:table-cell>
          <table:table-cell table:style-name="Default" office:value-type="string" calcext:value-type="string">
            <text:p>K30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4849_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139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L72</text:p>
          </table:table-cell>
          <table:table-cell table:style-name="Default" office:value-type="string" calcext:value-type="string">
            <text:p>Follicular cysts of skin and subcutaneous tissue</text:p>
          </table:table-cell>
          <table:table-cell table:style-name="Default" office:value-type="string" calcext:value-type="string">
            <text:p>L72</text:p>
          </table:table-cell>
          <table:table-cell table:style-name="Default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llbladder, biliary tract and pancreas dis.</text:p>
          </table:table-cell>
          <table:table-cell table:style-name="Default" office:value-type="string" calcext:value-type="string">
            <text:p>K80-K87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3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700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379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NEE_ARTHROSIS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aematuria</text:p>
          </table:table-cell>
          <table:table-cell table:style-name="Default" office:value-type="string" calcext:value-type="string">
            <text:p>R31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I50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6</text:p>
          </table:table-cell>
          <table:table-cell table:number-columns-repeated="2"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1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POLYARTHROPATHIES</text:p>
          </table:table-cell>
          <table:table-cell table:style-name="Default" office:value-type="string" calcext:value-type="string">
            <text:p>Inflammatory polyarthropathies</text:p>
          </table:table-cell>
          <table:table-cell table:style-name="Default" office:value-type="string" calcext:value-type="string">
            <text:p>M05-M14</text:p>
          </table:table-cell>
          <table:table-cell table:style-name="Default" office:value-type="string" calcext:value-type="string">
            <text:p>#Polyarthropathi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Internal derangement of knee</text:p>
          </table:table-cell>
          <table:table-cell table:style-name="Default" office:value-type="string" calcext:value-type="string">
            <text:p>M23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25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Juvenile arthritis</text:p>
          </table:table-cell>
          <table:table-cell table:style-name="Default" office:value-type="string" calcext:value-type="string">
            <text:p>M08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98</text:p>
          </table:table-cell>
          <table:table-cell table:number-columns-repeated="2" table:style-name="Default" office:value-type="string" calcext:value-type="string">
            <text:p>Longevity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RA_PSY_ANYMENTAL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_MENTAL_BEHAV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24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2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office:value-type="string" calcext:value-type="string">
            <text:p>G50-G59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Nervous system dis.</text:p>
          </table:table-cell>
          <table:table-cell table:style-name="Default" office:value-type="string" calcext:value-type="string">
            <text:p>G00-G99 (VI)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bsessive-compulsive disorder</text:p>
          </table:table-cell>
          <table:table-cell table:style-name="Default" office:value-type="string" calcext:value-type="string">
            <text:p>F42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8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525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63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L98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90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59</text:p>
          </table:table-cell>
          <table:table-cell table:style-name="Default" office:value-type="string" calcext:value-type="string">
            <text:p>Other functional intestinal disorders</text:p>
          </table:table-cell>
          <table:table-cell table:style-name="Default" office:value-type="string" calcext:value-type="string">
            <text:p>K59</text:p>
          </table:table-cell>
          <table:table-cell table:style-name="Default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51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 office:value-type="string" calcext:value-type="string">
            <text:p>M79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 disease</text:p>
          </table:table-cell>
          <table:table-cell table:style-name="Default" office:value-type="string" calcext:value-type="string">
            <text:p>G20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J1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6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601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Psoriasis</text:p>
          </table:table-cell>
          <table:table-cell table:style-name="Default" office:value-type="string" calcext:value-type="string">
            <text:p>L40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33</text:p>
          </table:table-cell>
          <table:table-cell table:style-name="Default" office:value-type="string" calcext:value-type="string">
            <text:p>Retinal detachments and breaks</text:p>
          </table:table-cell>
          <table:table-cell table:style-name="Default" office:value-type="string" calcext:value-type="string">
            <text:p>H33</text:p>
          </table:table-cell>
          <table:table-cell table:style-name="Default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F20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Senile cataract</text:p>
          </table:table-cell>
          <table:table-cell table:style-name="Default" office:value-type="string" calcext:value-type="string">
            <text:p>H25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 lesions</text:p>
          </table:table-cell>
          <table:table-cell table:style-name="Default" office:value-type="string" calcext:value-type="string">
            <text:p>M75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Sigmoid colon</text:p>
          </table:table-cell>
          <table:table-cell table:style-name="Default" office:value-type="string" calcext:value-type="string">
            <text:p>D12.5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L00-L99 (XIII)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SLEEPAPNO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SLEEP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PONDYLOPATHY</text:p>
          </table:table-cell>
          <table:table-cell table:style-name="Default" office:value-type="string" calcext:value-type="string">
            <text:p>Spondylopathies</text:p>
          </table:table-cell>
          <table:table-cell table:style-name="Default" office:value-type="string" calcext:value-type="string">
            <text:p>M45-M49</text:p>
          </table:table-cell>
          <table:table-cell table:style-name="Default" office:value-type="string" calcext:value-type="string">
            <text:p>#Spondylopathi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M47</text:p>
          </table:table-cell>
          <table:table-cell table:style-name="Default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31</text:p>
          </table:table-cell>
          <table:table-cell table:style-name="Default" office:value-type="string" calcext:value-type="string">
            <text:p>Stomach and duodenum dis.</text:p>
          </table:table-cell>
          <table:table-cell table:style-name="Default" office:value-type="string" calcext:value-type="string">
            <text:p>K31</text:p>
          </table:table-cell>
          <table:table-cell table:style-name="Default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65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13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707</text:p>
          </table:table-cell>
          <table:table-cell table:style-name="Default" office:value-type="string" calcext:value-type="string">
            <text:p>Unspecified acute lower respiratory infection</text:p>
          </table:table-cell>
          <table:table-cell table:style-name="Default" office:value-type="string" calcext:value-type="string">
            <text:p>J22</text:p>
          </table:table-cell>
          <table:table-cell table:style-name="Default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5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074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873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2" table:number-rows-repeated="22">
          <table:table-cell table:style-name="Default" table:number-columns-repeated="5"/>
          <table:table-cell table:number-columns-repeated="1018"/>
        </table:table-row>
        <table:table-row table:style-name="ro2" table:number-rows-repeated="366">
          <table:table-cell table:style-name="Default" table:number-columns-repeated="4"/>
          <table:table-cell table:number-columns-repeated="1019"/>
        </table:table-row>
        <table:table-row table:style-name="ro2" table:number-rows-repeated="154">
          <table:table-cell table:style-name="ce5" table:number-columns-repeated="4"/>
          <table:table-cell table:number-columns-repeated="1019"/>
        </table:table-row>
        <table:table-row table:style-name="ro2" table:number-rows-repeated="104761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_downloadable" table:style-name="ta1">
        <table:table-column table:style-name="co10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manual_category</text:p>
          </table:table-cell>
          <table:table-cell table:style-name="ce4" office:value-type="string" calcext:value-type="string">
            <text:p>subcategory</text:p>
          </table:table-cell>
          <table:table-cell table:style-name="ce4" office:value-type="string" calcext:value-type="string">
            <text:p>trai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6" table:number-columns-repeated="2"/>
        </table:table-row>
        <table:table-row table:style-name="ro2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410</text:p>
          </table:table-cell>
          <table:table-cell table:style-name="ce5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>
        <table:named-range table:name="A00-A09" table:base-cell-address="$all.$J$2" table:cell-range-address="$all.$I$2"/>
        <table:named-range table:name="K50-K52" table:base-cell-address="$all.$C$274" table:cell-range-address="$all.$C$272"/>
        <table:named-range table:name="M15-M19" table:base-cell-address="$all.$B$324" table:cell-range-address="$all.$B$322"/>
      </table:named-expressions>
      <table:database-ranges>
        <table:database-range table:name="__Anonymous_Sheet_DB__0" table:target-range-address="all.F1:all.L1048576">
          <table:sort>
            <table:sort-by table:field-number="6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10-02T13:25:43.954578261</dc:date>
    <meta:editing-duration>PT21H7M24S</meta:editing-duration>
    <meta:editing-cycles>650</meta:editing-cycles>
    <meta:generator>LibreOffice/7.3.6.2$Linux_X86_64 LibreOffice_project/30$Build-2</meta:generator>
    <meta:document-statistic meta:table-count="2" meta:cell-count="2658" meta:object-count="0"/>
  </office:meta>
</office:document-meta>
</file>